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 1c" svg:font-family="'M+ 1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Tahoma" svg:font-family="Tahoma" style:font-family-generic="system" style:font-pitch="variable"/>
    <style:font-face style:name="ヒラギノ明朝 ProN" svg:font-family="'ヒラギノ明朝 ProN'" style:font-family-generic="system" style:font-pitch="variable"/>
    <style:font-face style:name="ＭＳ Ｐ明朝" svg:font-family="'ＭＳ Ｐ明朝'" style:font-family-generic="system" style:font-pitch="variable"/>
  </office:font-face-decls>
  <office:automatic-styles>
    <style:style style:name="dp1" style:family="drawing-page"/>
    <style:style style:name="gr1" style:family="graphic" style:parent-style-name="objectwithoutfill">
      <style:graphic-properties svg:stroke-width="0.1cm" draw:marker-start-width="0.5cm" draw:marker-end="Arrow" draw:marker-end-width="0.4cm" draw:fill="none" draw:textarea-vertical-align="middle" fo:padding-top="0.175cm" fo:padding-bottom="0.175cm" fo:padding-left="0.3cm" fo:padding-right="0.3cm"/>
    </style:style>
    <style:style style:name="gr2" style:family="graphic" style:parent-style-name="standard">
      <style:graphic-properties draw:stroke="none" svg:stroke-width="0.035cm" draw:stroke-linejoin="miter" draw:fill="solid" draw:fill-color="#ffffff"/>
    </style:style>
    <style:style style:name="gr3" style:family="graphic" style:parent-style-name="standard">
      <style:graphic-properties draw:stroke="none" svg:stroke-width="0.035cm" draw:stroke-linejoin="miter" draw:fill="solid" draw:fill-color="#000000"/>
    </style:style>
    <style:style style:name="gr4" style:family="graphic" style:parent-style-name="objectwithoutfill">
      <style:graphic-properties svg:stroke-width="0.05cm" draw:marker-start-width="0.355cm" draw:marker-end-width="0.355cm" draw:fill="none" draw:textarea-vertical-align="middle" fo:padding-top="0.15cm" fo:padding-bottom="0.15cm" fo:padding-left="0.275cm" fo:padding-right="0.275cm"/>
    </style:style>
    <style:style style:name="gr5" style:family="graphic" style:parent-style-name="objectwithoutfill">
      <style:graphic-properties svg:stroke-width="0.05cm" draw:marker-start-width="0.355cm" draw:marker-end="Arrow" draw:marker-end-width="0.355cm" draw:fill="none" draw:textarea-vertical-align="middle" fo:padding-top="0.15cm" fo:padding-bottom="0.15cm" fo:padding-left="0.275cm" fo:padding-right="0.275cm"/>
    </style:style>
    <style:style style:name="gr6" style:family="graphic" style:parent-style-name="standard">
      <style:graphic-properties draw:stroke="none" svg:stroke-color="#000000" draw:fill="none" draw:fill-color="#ffffff" fo:min-height="0.671cm"/>
    </style:style>
    <style:style style:name="gr7" style:family="graphic" style:parent-style-name="measure">
      <style:graphic-properties draw:textarea-vertical-align="middle"/>
    </style:style>
    <style:style style:name="gr8" style:family="graphic" style:parent-style-name="standard">
      <style:graphic-properties draw:stroke="none" svg:stroke-color="#000000" draw:fill="none" draw:fill-color="#ffffff" fo:min-height="0.15cm"/>
    </style:style>
    <style:style style:name="P1" style:family="paragraph">
      <loext:graphic-properties draw:fill="none"/>
      <style:paragraph-properties fo:text-align="center"/>
    </style:style>
    <style:style style:name="P2" style:family="paragraph">
      <loext:graphic-properties draw:fill="solid" draw:fill-color="#ffffff"/>
    </style:style>
    <style:style style:name="P3" style:family="paragraph">
      <loext:graphic-properties draw:fill="solid" draw:fill-color="#000000"/>
    </style:style>
    <style:style style:name="P4" style:family="paragraph">
      <style:text-properties style:font-name="M+ 1c" style:font-name-asian="M+ 1c"/>
    </style:style>
    <style:style style:name="P5" style:family="paragraph">
      <loext:graphic-properties draw:fill="none" draw:fill-color="#ffffff"/>
      <style:text-properties style:font-name="M+ 1c" style:font-name-asian="M+ 1c"/>
    </style:style>
    <style:style style:name="P6"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ヒラギノ明朝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 style:family="paragraph">
      <style:paragraph-properties fo:text-align="center"/>
    </style:style>
    <style:style style:name="T1" style:family="text">
      <style:text-properties style:font-name="M+ 1c" style:font-name-asian="M+ 1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line draw:style-name="gr1" draw:text-style-name="P1" draw:layer="layout" svg:x1="4cm" svg:y1="9cm" svg:x2="16cm" svg:y2="9cm">
          <text:p/>
        </draw:line>
        <draw:g>
          <svg:title>TexMaths</svg:title>
          <svg:desc>28§display§t§svg§600§FALSE§</svg:desc>
          <draw:polygon draw:style-name="gr2" draw:text-style-name="P2" draw:layer="layout" svg:width="0.355cm" svg:height="0.604cm" svg:x="16.57cm" svg:y="8.314cm" svg:viewBox="0 0 356 605" draw:points="179,605 0,605 0,0 356,0 356,605">
            <text:p/>
          </draw:polygon>
          <draw:path draw:style-name="gr3" draw:text-style-name="P3" draw:layer="layout" svg:width="0.305cm" svg:height="0.629cm" svg:x="16.592cm" svg:y="8.3cm" svg:viewBox="0 0 306 630" svg:d="M182 224h93c19 0 31 0 31-20 0-11-12-11-28-11h-87c36-140 39-159 39-165 0-17-11-28-28-28-3 0-31 0-39 36l-40 157h-92c-20 0-31 0-31 20 0 11 8 11 28 11h87c-70 280-76 297-76 314 0 53 39 92 93 92 101 0 157-146 157-151 0-11-9-11-11-11-9 0-12 2-15 14-44 103-95 126-128 126-23 0-31-12-31-45 0-25 0-31 5-48z">
            <text:p/>
          </draw:path>
        </draw:g>
        <draw:path draw:style-name="gr4" draw:text-style-name="P1" draw:layer="layout" svg:width="9.278cm" svg:height="7.674cm" draw:transform="skewX (-1.04609857352428E-016) rotate (0.930085958387778) translate (3.866cm 5.821cm)" svg:viewBox="0 0 9279 7675" svg:d="M0 0c199 41 389 117 584 169 228 62 449 153 670 235 241 88 492 156 728 264 245 111 491 225 726 357 186 105 350 250 521 380 157 120 242 294 379 434 169 172 293 395 360 630 53 187 113 374 148 568 31 175 25 359 69 535 44 178 57 365 111 541 49 164 168 300 272 438 131 177 267 352 383 540 114 184 312 292 487 407 191 125 372 289 601 340 207 46 382 145 579 210 229 77 464 79 691 164 225 84 444 180 663 275 190 83 387 150 558 280 124 95 271 167 366 296 90 121 182 242 273 365l88 118 22 129">
          <text:p/>
        </draw:path>
        <draw:g>
          <svg:title>TexMaths</svg:title>
          <svg:desc>26§display§f(t)§svg§600§FALSE§</svg:desc>
          <draw:polygon draw:style-name="gr2" draw:text-style-name="P2" draw:layer="layout" svg:width="1.582cm" svg:height="0.911cm" svg:x="16.217cm" svg:y="2.503cm" svg:viewBox="0 0 1583 912" draw:points="793,912 0,912 0,0 1583,0 1583,912">
            <text:p/>
          </draw:polygon>
          <draw:path draw:style-name="gr3" draw:text-style-name="P3" draw:layer="layout" svg:width="0.456cm" svg:height="0.833cm" svg:x="16.266cm" svg:y="2.542cm" svg:viewBox="0 0 457 834" svg:d="M289 281h78c18 0 28 0 28-21 0-8-10-8-26-8h-75l21-106c2-19 15-84 20-94 8-18 24-31 45-31 2 0 25 0 44 15-42 6-50 37-50 50 0 21 16 31 34 31 23 0 49-18 49-55 0-41-41-62-77-62-32 0-91 16-117 107-6 20-8 28-32 145h-62c-18 0-29 0-29 16 0 13 8 13 26 13h60l-67 361c-19 88-34 172-81 172-3 0-26 0-44-16 41-3 52-36 52-49 0-21-18-34-37-34-23 0-49 21-49 57 0 39 42 62 78 62 49 0 88-54 104-88 29-60 49-169 52-177z">
            <text:p/>
          </draw:path>
          <draw:path draw:style-name="gr3" draw:text-style-name="P3" draw:layer="layout" svg:width="0.215cm" svg:height="0.914cm" svg:x="16.851cm" svg:y="2.5cm" svg:viewBox="0 0 216 915" svg:d="M216 907c0-2 0-5-18-21-115-114-143-288-143-429 0-158 33-317 148-431 13-13 13-13 13-16 0-7-5-10-11-10-10 0-93 62-148 179-47 102-57 203-57 278 0 73 10 182 60 286 57 115 135 172 145 172 6 0 11-3 11-8z">
            <text:p/>
          </draw:path>
          <draw:path draw:style-name="gr3" draw:text-style-name="P3" draw:layer="layout" svg:width="0.282cm" svg:height="0.584cm" svg:x="17.137cm" svg:y="2.614cm" svg:viewBox="0 0 283 585" svg:d="M169 208h86c18 0 28 0 28-18 0-11-10-11-26-11h-80c34-130 36-148 36-153 0-16-10-26-26-26-2 0-28 0-36 34l-37 145h-85c-19 0-29 0-29 19 0 10 8 10 26 10h81c-65 260-71 275-71 291 0 49 37 86 86 86 94 0 146-135 146-140 0-11-8-11-11-11-7 0-10 3-13 13-41 96-88 117-119 117-21 0-29-10-29-42 0-23 0-28 5-44z">
            <text:p/>
          </draw:path>
          <draw:path draw:style-name="gr3" draw:text-style-name="P3" draw:layer="layout" svg:width="0.215cm" svg:height="0.914cm" svg:x="17.496cm" svg:y="2.5cm" svg:viewBox="0 0 216 915" svg:d="M216 457c0-70-11-181-63-285-54-112-135-172-143-172-7 0-10 3-10 10 0 3 0 3 18 21 91 91 143 237 143 426 0 159-34 320-148 435-13 10-13 13-13 15 0 5 3 8 10 8 8 0 91-62 146-177 47-101 60-203 60-281z">
            <text:p/>
          </draw:path>
        </draw:g>
        <draw:line draw:style-name="gr5" draw:text-style-name="P1" draw:layer="layout" svg:x1="5cm" svg:y1="9cm" svg:x2="5cm" svg:y2="5cm">
          <text:p/>
        </draw:line>
        <draw:line draw:style-name="gr5" draw:text-style-name="P1" draw:layer="layout" svg:x1="7cm" svg:y1="9cm" svg:x2="7cm" svg:y2="4.1cm">
          <text:p/>
        </draw:line>
        <draw:line draw:style-name="gr5" draw:text-style-name="P1" draw:layer="layout" svg:x1="9cm" svg:y1="9cm" svg:x2="9cm" svg:y2="4.5cm">
          <text:p/>
        </draw:line>
        <draw:line draw:style-name="gr5" draw:text-style-name="P1" draw:layer="layout" svg:x1="11cm" svg:y1="9cm" svg:x2="11cm" svg:y2="4.9cm">
          <text:p/>
        </draw:line>
        <draw:line draw:style-name="gr5" draw:text-style-name="P1" draw:layer="layout" svg:x1="13cm" svg:y1="9cm" svg:x2="13cm" svg:y2="3.9cm">
          <text:p/>
        </draw:line>
        <draw:line draw:style-name="gr5" draw:text-style-name="P1" draw:layer="layout" svg:x1="15cm" svg:y1="9cm" svg:x2="15cm" svg:y2="2.9cm">
          <text:p/>
        </draw:line>
        <draw:frame draw:style-name="gr6" draw:text-style-name="P5" draw:layer="layout" svg:width="4.4cm" svg:height="1.136cm" svg:x="14.8cm" svg:y="1.3cm">
          <draw:text-box>
            <text:p text:style-name="P4"><text:span text:style-name="T1">アナログ信号</text:span></text:p>
          </draw:text-box>
        </draw:frame>
        <draw:g>
          <svg:title>TexMaths</svg:title>
          <svg:desc>28§display§T§svg§600§FALSE§</svg:desc>
          <draw:polygon draw:style-name="gr2" draw:text-style-name="P2" draw:layer="layout" svg:width="0.71cm" svg:height="0.671cm" svg:x="5.689cm" svg:y="9.8cm" svg:viewBox="0 0 711 672" draw:points="356,672 0,672 0,0 711,0 711,672">
            <text:p/>
          </draw:polygon>
          <draw:path draw:style-name="gr3" draw:text-style-name="P3" draw:layer="layout" svg:width="0.671cm" svg:height="0.668cm" svg:x="5.711cm" svg:y="9.803cm" svg:viewBox="0 0 672 669" svg:d="M397 70c9-28 12-34 23-36 11-3 42-3 64-3 98 0 143 3 143 81 0 14-3 53-8 78 0 6-3 17-3 20 0 6 3 11 11 11 11 0 14-5 17-22l25-171c3-6 3-14 3-17 0-11-11-11-28-11h-546c-25 0-25 0-34 20l-58 173c0 3-6 17-6 20 0 5 6 8 11 8 11 0 11-3 17-19 53-154 78-171 227-171h36c28 0 28 3 28 11 0 6-3 20-3 22l-131 527c-11 36-14 47-118 47-36 0-42 0-42 20 0 11 11 11 17 11 25 0 53-3 81-3s56 0 84 0 56 0 81 0c28 0 59 3 87 3 8 0 22 0 22-19 0-12-8-12-33-12s-39 0-64-2c-28-3-37-6-37-20 0-3 0-8 3-22z">
            <text:p/>
          </draw:path>
        </draw:g>
        <draw:measure draw:style-name="gr7" draw:text-style-name="P7" draw:layer="measurelines" svg:x1="7cm" svg:y1="8.6cm" svg:x2="5cm" svg:y2="8.6cm">
          <text:p text:style-name="P6"/>
          <text:p text:style-name="P6"/>
        </draw:measure>
        <draw:measure draw:style-name="gr7" draw:text-style-name="P7" draw:layer="layout" svg:x1="9cm" svg:y1="8.6cm" svg:x2="7cm" svg:y2="8.6cm">
          <text:p text:style-name="P6"/>
          <text:p text:style-name="P6"/>
        </draw:measure>
        <draw:measure draw:style-name="gr7" draw:text-style-name="P7" draw:layer="layout" svg:x1="11cm" svg:y1="8.6cm" svg:x2="9cm" svg:y2="8.6cm">
          <text:p text:style-name="P6"/>
          <text:p text:style-name="P6"/>
        </draw:measure>
        <draw:measure draw:style-name="gr7" draw:text-style-name="P7" draw:layer="layout" svg:x1="13cm" svg:y1="8.6cm" svg:x2="11cm" svg:y2="8.6cm">
          <text:p text:style-name="P6"/>
          <text:p text:style-name="P6"/>
        </draw:measure>
        <draw:measure draw:style-name="gr7" draw:text-style-name="P7" draw:layer="layout" svg:x1="15cm" svg:y1="8.6cm" svg:x2="13cm" svg:y2="8.6cm">
          <text:p text:style-name="P6"/>
          <text:p text:style-name="P6"/>
        </draw:measure>
        <draw:frame draw:style-name="gr8" draw:text-style-name="P5" draw:layer="layout" svg:width="6.3cm" svg:height="1.136cm" svg:x="6.2cm" svg:y="9.6cm">
          <draw:text-box>
            <text:p text:style-name="P4"><text:span text:style-name="T1">：サンプリング間隔</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 1c" svg:font-family="'M+ 1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Tahoma" svg:font-family="Tahoma" style:font-family-generic="system" style:font-pitch="variable"/>
    <style:font-face style:name="ヒラギノ明朝 ProN" svg:font-family="'ヒラギノ明朝 ProN'" style:font-family-generic="system" style:font-pitch="variable"/>
    <style:font-face style:name="ＭＳ Ｐ明朝" svg:font-family="'ＭＳ Ｐ明朝'"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ヒラギノ明朝 ProN" style:font-family-asian="'ヒラギノ明朝 Pro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5-14T23:13:45.549576000</meta:creation-date>
    <dc:date>2015-05-14T23:41:54.818101000</dc:date>
    <meta:editing-duration>PT28M8S</meta:editing-duration>
    <meta:editing-cycles>4</meta:editing-cycles>
    <meta:generator>LibreOffice/4.4.2.2$MacOSX_X86_64 LibreOffice_project/c4c7d32d0d49397cad38d62472b0bc8acff48dd6</meta:generator>
    <meta:document-statistic meta:object-count="27"/>
  </office:meta>
</office:document-meta>
</file>